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6cm" svg:height="8.988cm" svg:x="0cm" svg:y="9.633cm">
            <draw:object draw:notify-on-update-of-ranges="Feuille1.B1:Feuille1.B1 Feuille1.B2:Feuille1.B6 Feuille1.C1:Feuille1.C1 Feuille1.C2:Feuille1.C6 Feuille1.D1:Feuille1.D1 Feuille1.D2:Feuille1.D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0.953cm" svg:y="2.443cm">
            <draw:object draw:notify-on-update-of-ranges="Feuille1.B1:Feuille1.B1 Feuille1.B2:Feuille1.B6 Feuille1.C1:Feuille1.C1 Feuille1.C2:Feuille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6cm" svg:height="8.989cm" svg:x="0.064cm" svg:y="7.676cm">
            <draw:object draw:notify-on-update-of-ranges="Feuille1.B1:Feuille1.B1 Feuille1.B2:Feuille1.B6 Feuille1.C1:Feuille1.C1 Feuille1.C2:Feuille1.C6 Feuille1.D1:Feuille1.D1 Feuille1.D2:Feuille1.D6 Feuille1.E1:Feuille1.E1 Feuille1.E2:Feuille1.E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.942cm" svg:y="2.81cm">
            <draw:object draw:notify-on-update-of-ranges="Feuille1.B1:Feuille1.B1 Feuille1.B2:Feuille1.B6 Feuille1.C1:Feuille1.C1 Feuille1.C2:Feuille1.C6 Feuille1.D1:Feuille1.D1 Feuille1.D2:Feuille1.D6 Feuille1.E1:Feuille1.E1 Feuille1.E2:Feuille1.E6 Feuille1.F1:Feuille1.F1 Feuille1.F2:Feuille1.F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ntité </text:p>
          </table:table-cell>
          <table:table-cell office:value-type="string" calcext:value-type="string">
            <text:p>Partie 0</text:p>
          </table:table-cell>
          <table:table-cell office:value-type="string" calcext:value-type="string">
            <text:p>Partie 1</text:p>
          </table:table-cell>
          <table:table-cell office:value-type="string" calcext:value-type="string">
            <text:p>Partie 2</text:p>
          </table:table-cell>
          <table:table-cell office:value-type="string" calcext:value-type="string">
            <text:p>Etape 3</text:p>
          </table:table-cell>
          <table:table-cell office:value-type="string" calcext:value-type="string">
            <text:p>Etape 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71" calcext:value-type="float">
            <text:p>2471</text:p>
          </table:table-cell>
          <table:table-cell office:value-type="float" office:value="465" calcext:value-type="float">
            <text:p>465</text:p>
          </table:table-cell>
          <table:table-cell office:value-type="float" office:value="27145" calcext:value-type="float">
            <text:p>27145</text:p>
          </table:table-cell>
          <table:table-cell office:value-type="float" office:value="66371" calcext:value-type="float">
            <text:p>66371</text:p>
          </table:table-cell>
          <table:table-cell office:value-type="float" office:value="99682" calcext:value-type="float">
            <text:p>996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6" calcext:value-type="float">
            <text:p>1136</text:p>
          </table:table-cell>
          <table:table-cell office:value-type="float" office:value="57" calcext:value-type="float">
            <text:p>57</text:p>
          </table:table-cell>
          <table:table-cell office:value-type="float" office:value="8068" calcext:value-type="float">
            <text:p>8068</text:p>
          </table:table-cell>
          <table:table-cell office:value-type="float" office:value="24872" calcext:value-type="float">
            <text:p>24872</text:p>
          </table:table-cell>
          <table:table-cell office:value-type="float" office:value="36662" calcext:value-type="float">
            <text:p>366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33" calcext:value-type="float">
            <text:p>33</text:p>
          </table:table-cell>
          <table:table-cell office:value-type="float" office:value="3410" calcext:value-type="float">
            <text:p>3410</text:p>
          </table:table-cell>
          <table:table-cell office:value-type="float" office:value="11098" calcext:value-type="float">
            <text:p>11098</text:p>
          </table:table-cell>
          <table:table-cell office:value-type="float" office:value="13106" calcext:value-type="float">
            <text:p>131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2" calcext:value-type="float">
            <text:p>562</text:p>
          </table:table-cell>
          <table:table-cell office:value-type="float" office:value="14" calcext:value-type="float">
            <text:p>14</text:p>
          </table:table-cell>
          <table:table-cell office:value-type="float" office:value="1999" calcext:value-type="float">
            <text:p>1999</text:p>
          </table:table-cell>
          <table:table-cell office:value-type="float" office:value="6699" calcext:value-type="float">
            <text:p>6699</text:p>
          </table:table-cell>
          <table:table-cell office:value-type="float" office:value="8389" calcext:value-type="float">
            <text:p>83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9" calcext:value-type="float">
            <text:p>449</text:p>
          </table:table-cell>
          <table:table-cell office:value-type="float" office:value="15" calcext:value-type="float">
            <text:p>15</text:p>
          </table:table-cell>
          <table:table-cell office:value-type="float" office:value="1231" calcext:value-type="float">
            <text:p>1231</text:p>
          </table:table-cell>
          <table:table-cell office:value-type="float" office:value="4437" calcext:value-type="float">
            <text:p>4437</text:p>
          </table:table-cell>
          <table:table-cell office:value-type="float" office:value="4275" calcext:value-type="float">
            <text:p>4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10:24:30.4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08:58:45.848000000</meta:creation-date>
    <dc:date>2024-01-10T11:09:44.511000000</dc:date>
    <meta:editing-duration>PT2H24M36S</meta:editing-duration>
    <meta:editing-cycles>5</meta:editing-cycles>
    <meta:generator>LibreOffice/7.6.1.2$Windows_X86_64 LibreOffice_project/f5defcebd022c5bc36bbb79be232cb6926d8f674</meta:generator>
    <meta:document-statistic meta:table-count="1" meta:cell-count="36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02cm" svg:y="0.316cm" chart:style-name="ch2">
          <text:p>Comparaison de l'etape 0 a l'etape 1</text:p>
        </chart:title>
        <chart:legend chart:legend-position="end" svg:x="14.017cm" svg:y="3.946cm" style:legend-expansion="high" chart:style-name="ch3"/>
        <chart:plot-area chart:style-name="ch4" table:cell-range-address="Feuille1.B1:Feuille1.C6" chart:data-source-has-labels="row" svg:x="1.321cm" svg:y="1.301cm" svg:width="12.376cm" svg:height="6.548cm">
          <chart:coordinate-region svg:x="1.763cm" svg:y="1.301cm" svg:width="11.551cm" svg:height="5.895cm"/>
          <chart:axis chart:dimension="x" chart:name="primary-x" chart:style-name="ch5">
            <chart:title svg:x="0.451cm" svg:y="6.453cm" chart:style-name="ch6">
              <text:p>Nombre d'entité en dizaine</text:p>
            </chart:title>
          </chart:axis>
          <chart:axis chart:dimension="y" chart:name="primary-y" chart:style-name="ch7">
            <chart:title svg:x="7.145cm" svg:y="8.029cm" chart:style-name="ch8">
              <text:p>FPS</text:p>
            </chart:title>
            <chart:grid chart:style-name="ch9" chart:class="major"/>
          </chart:axis>
          <chart:series chart:style-name="ch10" chart:values-cell-range-address="Feuille1.B2:Feuille1.B6" chart:label-cell-address="Feuille1.B1:Feuille1.B1" chart:class="chart:bar">
            <chart:data-point chart:repeated="5"/>
          </chart:series>
          <chart:series chart:style-name="ch11" chart:values-cell-range-address="Feuille1.C2:Feuille1.C6" chart:label-cell-address="Feuille1.C1:Feuille1.C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ie 0</text:p>
                <draw:g>
                  <svg:desc>Feuille1.B1:Feuille1.B1</svg:desc>
                </draw:g>
              </table:table-cell>
              <table:table-cell office:value-type="string">
                <text:p>Partie 1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71">
                <text:p>2471</text:p>
                <draw:g>
                  <svg:desc>Feuille1.B2:Feuille1.B6</svg:desc>
                </draw:g>
              </table:table-cell>
              <table:table-cell office:value-type="float" office:value="465">
                <text:p>465</text:p>
                <draw:g>
                  <svg:desc>Feuille1.C2:Feuille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6">
                <text:p>11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">
                <text:p>7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2">
                <text:p>5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9">
                <text:p>449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4.655cm" svg:y="0.315cm" chart:style-name="ch2">
          <text:p>Comparaison des performances</text:p>
        </chart:title>
        <chart:legend chart:legend-position="end" svg:x="14.014cm" svg:y="3.688cm" style:legend-expansion="high" chart:style-name="ch3"/>
        <chart:plot-area chart:style-name="ch4" table:cell-range-address="Feuille1.B1:Feuille1.D6" chart:data-source-has-labels="row" svg:x="1.32cm" svg:y="1.299cm" svg:width="12.375cm" svg:height="6.54cm">
          <chart:coordinate-region svg:x="1.762cm" svg:y="1.299cm" svg:width="11.456cm" svg:height="5.887cm"/>
          <chart:axis chart:dimension="x" chart:name="primary-x" chart:style-name="ch5">
            <chart:title svg:x="0.451cm" svg:y="6.447cm" chart:style-name="ch6">
              <text:p>Nombre d'entité en dizaine</text:p>
            </chart:title>
          </chart:axis>
          <chart:axis chart:dimension="y" chart:name="primary-y" chart:style-name="ch7">
            <chart:title svg:x="7.143cm" svg:y="8.018cm" chart:style-name="ch8">
              <text:p>FPS</text:p>
            </chart:title>
            <chart:grid chart:style-name="ch9" chart:class="major"/>
          </chart:axis>
          <chart:series chart:style-name="ch10" chart:values-cell-range-address="Feuille1.B2:Feuille1.B6" chart:label-cell-address="Feuille1.B1:Feuille1.B1" chart:class="chart:bar">
            <chart:data-point chart:repeated="5"/>
          </chart:series>
          <chart:series chart:style-name="ch11" chart:values-cell-range-address="Feuille1.C2:Feuille1.C6" chart:label-cell-address="Feuille1.C1:Feuille1.C1" chart:class="chart:bar">
            <chart:data-point chart:repeated="5"/>
          </chart:series>
          <chart:series chart:style-name="ch12" chart:values-cell-range-address="Feuille1.D2:Feuille1.D6" chart:label-cell-address="Feuille1.D1:Feuille1.D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ie 0</text:p>
                <draw:g>
                  <svg:desc>Feuille1.B1:Feuille1.B1</svg:desc>
                </draw:g>
              </table:table-cell>
              <table:table-cell office:value-type="string">
                <text:p>Partie 1</text:p>
                <draw:g>
                  <svg:desc>Feuille1.C1:Feuille1.C1</svg:desc>
                </draw:g>
              </table:table-cell>
              <table:table-cell office:value-type="string">
                <text:p>Partie 2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71">
                <text:p>2471</text:p>
                <draw:g>
                  <svg:desc>Feuille1.B2:Feuille1.B6</svg:desc>
                </draw:g>
              </table:table-cell>
              <table:table-cell office:value-type="float" office:value="465">
                <text:p>465</text:p>
                <draw:g>
                  <svg:desc>Feuille1.C2:Feuille1.C6</svg:desc>
                </draw:g>
              </table:table-cell>
              <table:table-cell office:value-type="float" office:value="27145">
                <text:p>27145</text:p>
                <draw:g>
                  <svg:desc>Feuille1.D2:Feuille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6">
                <text:p>1136</text:p>
              </table:table-cell>
              <table:table-cell office:value-type="float" office:value="57">
                <text:p>57</text:p>
              </table:table-cell>
              <table:table-cell office:value-type="float" office:value="8068">
                <text:p>8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">
                <text:p>720</text:p>
              </table:table-cell>
              <table:table-cell office:value-type="float" office:value="33">
                <text:p>33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2">
                <text:p>562</text:p>
              </table:table-cell>
              <table:table-cell office:value-type="float" office:value="14">
                <text:p>14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9">
                <text:p>449</text:p>
              </table:table-cell>
              <table:table-cell office:value-type="float" office:value="15">
                <text:p>15</text:p>
              </table:table-cell>
              <table:table-cell office:value-type="float" office:value="1231">
                <text:p>12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8.99cm" xlink:href=".." xlink:type="simple" chart:class="chart:bar" chart:style-name="ch1">
        <chart:title svg:x="6.339cm" svg:y="0.315cm" chart:style-name="ch2">
          <text:p>Comparaison </text:p>
        </chart:title>
        <chart:legend chart:legend-position="end" svg:x="14.014cm" svg:y="3.437cm" style:legend-expansion="high" chart:style-name="ch3"/>
        <chart:plot-area chart:style-name="ch4" table:cell-range-address="Feuille1.B1:Feuille1.E6" chart:data-source-has-labels="row" svg:x="1.32cm" svg:y="1.299cm" svg:width="12.375cm" svg:height="6.541cm">
          <chart:coordinate-region svg:x="1.762cm" svg:y="1.299cm" svg:width="11.456cm" svg:height="5.888cm"/>
          <chart:axis chart:dimension="x" chart:name="primary-x" chart:style-name="ch5">
            <chart:title svg:x="0.451cm" svg:y="6.447cm" chart:style-name="ch6">
              <text:p>Nombre d'entité en dizaine</text:p>
            </chart:title>
          </chart:axis>
          <chart:axis chart:dimension="y" chart:name="primary-y" chart:style-name="ch7">
            <chart:title svg:x="7.143cm" svg:y="8.019cm" chart:style-name="ch8">
              <text:p>FPS</text:p>
            </chart:title>
            <chart:grid chart:style-name="ch9" chart:class="major"/>
          </chart:axis>
          <chart:series chart:style-name="ch10" chart:values-cell-range-address="Feuille1.B2:Feuille1.B6" chart:label-cell-address="Feuille1.B1:Feuille1.B1" chart:class="chart:bar">
            <chart:data-point chart:repeated="5"/>
          </chart:series>
          <chart:series chart:style-name="ch11" chart:values-cell-range-address="Feuille1.C2:Feuille1.C6" chart:label-cell-address="Feuille1.C1:Feuille1.C1" chart:class="chart:bar">
            <chart:data-point chart:repeated="5"/>
          </chart:series>
          <chart:series chart:style-name="ch12" chart:values-cell-range-address="Feuille1.D2:Feuille1.D6" chart:label-cell-address="Feuille1.D1:Feuille1.D1" chart:class="chart:bar">
            <chart:data-point chart:repeated="5"/>
          </chart:series>
          <chart:series chart:style-name="ch13" chart:values-cell-range-address="Feuille1.E2:Feuille1.E6" chart:label-cell-address="Feuille1.E1:Feuille1.E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ie 0</text:p>
                <draw:g>
                  <svg:desc>Feuille1.B1:Feuille1.B1</svg:desc>
                </draw:g>
              </table:table-cell>
              <table:table-cell office:value-type="string">
                <text:p>Partie 1</text:p>
                <draw:g>
                  <svg:desc>Feuille1.C1:Feuille1.C1</svg:desc>
                </draw:g>
              </table:table-cell>
              <table:table-cell office:value-type="string">
                <text:p>Partie 2</text:p>
                <draw:g>
                  <svg:desc>Feuille1.D1:Feuille1.D1</svg:desc>
                </draw:g>
              </table:table-cell>
              <table:table-cell office:value-type="string">
                <text:p>Etape 3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71">
                <text:p>2471</text:p>
                <draw:g>
                  <svg:desc>Feuille1.B2:Feuille1.B6</svg:desc>
                </draw:g>
              </table:table-cell>
              <table:table-cell office:value-type="float" office:value="465">
                <text:p>465</text:p>
                <draw:g>
                  <svg:desc>Feuille1.C2:Feuille1.C6</svg:desc>
                </draw:g>
              </table:table-cell>
              <table:table-cell office:value-type="float" office:value="27145">
                <text:p>27145</text:p>
                <draw:g>
                  <svg:desc>Feuille1.D2:Feuille1.D6</svg:desc>
                </draw:g>
              </table:table-cell>
              <table:table-cell office:value-type="float" office:value="66371">
                <text:p>66371</text:p>
                <draw:g>
                  <svg:desc>Feuille1.E2:Feuille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6">
                <text:p>1136</text:p>
              </table:table-cell>
              <table:table-cell office:value-type="float" office:value="57">
                <text:p>57</text:p>
              </table:table-cell>
              <table:table-cell office:value-type="float" office:value="8068">
                <text:p>8068</text:p>
              </table:table-cell>
              <table:table-cell office:value-type="float" office:value="24872">
                <text:p>24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">
                <text:p>720</text:p>
              </table:table-cell>
              <table:table-cell office:value-type="float" office:value="33">
                <text:p>33</text:p>
              </table:table-cell>
              <table:table-cell office:value-type="float" office:value="3410">
                <text:p>3410</text:p>
              </table:table-cell>
              <table:table-cell office:value-type="float" office:value="11098">
                <text:p>11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2">
                <text:p>562</text:p>
              </table:table-cell>
              <table:table-cell office:value-type="float" office:value="14">
                <text:p>14</text:p>
              </table:table-cell>
              <table:table-cell office:value-type="float" office:value="1999">
                <text:p>1999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9">
                <text:p>449</text:p>
              </table:table-cell>
              <table:table-cell office:value-type="float" office:value="15">
                <text:p>15</text:p>
              </table:table-cell>
              <table:table-cell office:value-type="float" office:value="1231">
                <text:p>1231</text:p>
              </table:table-cell>
              <table:table-cell office:value-type="float" office:value="4437">
                <text:p>44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51cm" svg:y="0.316cm" chart:style-name="ch2">
          <text:p>Comparaison</text:p>
        </chart:title>
        <chart:legend chart:legend-position="end" svg:x="14.017cm" svg:y="3.19cm" style:legend-expansion="high" chart:style-name="ch3"/>
        <chart:plot-area chart:style-name="ch4" table:cell-range-address="Feuille1.B1:Feuille1.F6" chart:data-source-has-labels="row" svg:x="1.321cm" svg:y="1.301cm" svg:width="12.376cm" svg:height="6.548cm">
          <chart:coordinate-region svg:x="1.763cm" svg:y="1.301cm" svg:width="11.361cm" svg:height="5.895cm"/>
          <chart:axis chart:dimension="x" chart:name="primary-x" chart:style-name="ch5">
            <chart:title svg:x="0.451cm" svg:y="6.453cm" chart:style-name="ch6">
              <text:p>Nombre d'entité en dizaine</text:p>
            </chart:title>
          </chart:axis>
          <chart:axis chart:dimension="y" chart:name="primary-y" chart:style-name="ch7">
            <chart:title svg:x="7.145cm" svg:y="8.029cm" chart:style-name="ch8">
              <text:p>FPS</text:p>
            </chart:title>
            <chart:grid chart:style-name="ch9" chart:class="major"/>
          </chart:axis>
          <chart:series chart:style-name="ch10" chart:values-cell-range-address="Feuille1.B2:Feuille1.B6" chart:label-cell-address="Feuille1.B1:Feuille1.B1" chart:class="chart:bar">
            <chart:data-point chart:repeated="5"/>
          </chart:series>
          <chart:series chart:style-name="ch11" chart:values-cell-range-address="Feuille1.C2:Feuille1.C6" chart:label-cell-address="Feuille1.C1:Feuille1.C1" chart:class="chart:bar">
            <chart:data-point chart:repeated="5"/>
          </chart:series>
          <chart:series chart:style-name="ch12" chart:values-cell-range-address="Feuille1.D2:Feuille1.D6" chart:label-cell-address="Feuille1.D1:Feuille1.D1" chart:class="chart:bar">
            <chart:data-point chart:repeated="5"/>
          </chart:series>
          <chart:series chart:style-name="ch13" chart:values-cell-range-address="Feuille1.E2:Feuille1.E6" chart:label-cell-address="Feuille1.E1:Feuille1.E1" chart:class="chart:bar">
            <chart:data-point chart:repeated="5"/>
          </chart:series>
          <chart:series chart:style-name="ch14" chart:values-cell-range-address="Feuille1.F2:Feuille1.F6" chart:label-cell-address="Feuille1.F1:Feuille1.F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ie 0</text:p>
                <draw:g>
                  <svg:desc>Feuille1.B1:Feuille1.B1</svg:desc>
                </draw:g>
              </table:table-cell>
              <table:table-cell office:value-type="string">
                <text:p>Partie 1</text:p>
                <draw:g>
                  <svg:desc>Feuille1.C1:Feuille1.C1</svg:desc>
                </draw:g>
              </table:table-cell>
              <table:table-cell office:value-type="string">
                <text:p>Partie 2</text:p>
                <draw:g>
                  <svg:desc>Feuille1.D1:Feuille1.D1</svg:desc>
                </draw:g>
              </table:table-cell>
              <table:table-cell office:value-type="string">
                <text:p>Etape 3</text:p>
                <draw:g>
                  <svg:desc>Feuille1.E1:Feuille1.E1</svg:desc>
                </draw:g>
              </table:table-cell>
              <table:table-cell office:value-type="string">
                <text:p>Etape 4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71">
                <text:p>2471</text:p>
                <draw:g>
                  <svg:desc>Feuille1.B2:Feuille1.B6</svg:desc>
                </draw:g>
              </table:table-cell>
              <table:table-cell office:value-type="float" office:value="465">
                <text:p>465</text:p>
                <draw:g>
                  <svg:desc>Feuille1.C2:Feuille1.C6</svg:desc>
                </draw:g>
              </table:table-cell>
              <table:table-cell office:value-type="float" office:value="27145">
                <text:p>27145</text:p>
                <draw:g>
                  <svg:desc>Feuille1.D2:Feuille1.D6</svg:desc>
                </draw:g>
              </table:table-cell>
              <table:table-cell office:value-type="float" office:value="66371">
                <text:p>66371</text:p>
                <draw:g>
                  <svg:desc>Feuille1.E2:Feuille1.E6</svg:desc>
                </draw:g>
              </table:table-cell>
              <table:table-cell office:value-type="float" office:value="99682">
                <text:p>99682</text:p>
                <draw:g>
                  <svg:desc>Feuille1.F2:Feuille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6">
                <text:p>1136</text:p>
              </table:table-cell>
              <table:table-cell office:value-type="float" office:value="57">
                <text:p>57</text:p>
              </table:table-cell>
              <table:table-cell office:value-type="float" office:value="8068">
                <text:p>8068</text:p>
              </table:table-cell>
              <table:table-cell office:value-type="float" office:value="24872">
                <text:p>24872</text:p>
              </table:table-cell>
              <table:table-cell office:value-type="float" office:value="36662">
                <text:p>36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">
                <text:p>720</text:p>
              </table:table-cell>
              <table:table-cell office:value-type="float" office:value="33">
                <text:p>33</text:p>
              </table:table-cell>
              <table:table-cell office:value-type="float" office:value="3410">
                <text:p>3410</text:p>
              </table:table-cell>
              <table:table-cell office:value-type="float" office:value="11098">
                <text:p>11098</text:p>
              </table:table-cell>
              <table:table-cell office:value-type="float" office:value="13106">
                <text:p>13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2">
                <text:p>562</text:p>
              </table:table-cell>
              <table:table-cell office:value-type="float" office:value="14">
                <text:p>14</text:p>
              </table:table-cell>
              <table:table-cell office:value-type="float" office:value="1999">
                <text:p>1999</text:p>
              </table:table-cell>
              <table:table-cell office:value-type="float" office:value="6699">
                <text:p>6699</text:p>
              </table:table-cell>
              <table:table-cell office:value-type="float" office:value="8389">
                <text:p>8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9">
                <text:p>449</text:p>
              </table:table-cell>
              <table:table-cell office:value-type="float" office:value="15">
                <text:p>15</text:p>
              </table:table-cell>
              <table:table-cell office:value-type="float" office:value="1231">
                <text:p>1231</text:p>
              </table:table-cell>
              <table:table-cell office:value-type="float" office:value="4437">
                <text:p>4437</text:p>
              </table:table-cell>
              <table:table-cell office:value-type="float" office:value="4275">
                <text:p>42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